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4cm" svg:height="0.4cm" svg:x="10.4cm" svg:y="4.5cm">
          <text:p/>
          <draw:enhanced-geometry svg:viewBox="0 0 21600 21600" draw:text-areas="0 0 21600 21600" draw:type="circular-arrow" draw:modifiers="-174.027856224223 178.88211416239 8642.02371205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irka Dell'Oro-Friedl</meta:initial-creator>
    <meta:creation-date>2020-03-14T12:20:51.12</meta:creation-date>
    <dc:date>2020-03-14T13:00:16.25</dc:date>
    <dc:creator>Jirka Dell'Oro-Friedl</dc:creator>
    <meta:editing-duration>PT9M4S</meta:editing-duration>
    <meta:editing-cycles>1</meta:editing-cycles>
    <meta:document-statistic meta:object-count="1"/>
    <meta:generator>OpenOffice/4.1.5$Win32 OpenOffice.org_project/415m1$Build-9789</meta:generator>
  </office:meta>
</office:document-meta>
</file>